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6ed36" officeooo:paragraph-rsid="0006ed36"/>
    </style:style>
    <style:style style:name="P2" style:family="paragraph" style:parent-style-name="Text_20_body">
      <style:text-properties officeooo:rsid="0006ed36" officeooo:paragraph-rsid="0006ed36"/>
    </style:style>
    <style:style style:name="P3" style:family="paragraph" style:parent-style-name="Text_20_body">
      <style:text-properties officeooo:rsid="0008dafb" officeooo:paragraph-rsid="0008dafb"/>
    </style:style>
    <style:style style:name="P4" style:family="paragraph" style:parent-style-name="Text_20_body">
      <style:text-properties officeooo:rsid="000e39e7" officeooo:paragraph-rsid="000e39e7"/>
    </style:style>
    <style:style style:name="P5" style:family="paragraph" style:parent-style-name="Text_20_body">
      <style:text-properties officeooo:rsid="0012da24" officeooo:paragraph-rsid="0012da24"/>
    </style:style>
    <style:style style:name="P6" style:family="paragraph" style:parent-style-name="Text_20_body">
      <style:text-properties officeooo:rsid="002ca3e6" officeooo:paragraph-rsid="002ca3e6"/>
    </style:style>
    <style:style style:name="P7" style:family="paragraph" style:parent-style-name="Text_20_body">
      <style:text-properties officeooo:rsid="003091fd" officeooo:paragraph-rsid="003091fd"/>
    </style:style>
    <style:style style:name="P8" style:family="paragraph" style:parent-style-name="Text_20_body">
      <style:text-properties officeooo:rsid="0033ea5c" officeooo:paragraph-rsid="0033ea5c"/>
    </style:style>
    <style:style style:name="P9" style:family="paragraph" style:parent-style-name="Text_20_body">
      <style:text-properties officeooo:rsid="0034c7ce" officeooo:paragraph-rsid="0034c7ce"/>
    </style:style>
    <style:style style:name="P10" style:family="paragraph" style:parent-style-name="Text_20_body">
      <style:text-properties officeooo:rsid="003660a2" officeooo:paragraph-rsid="003660a2"/>
    </style:style>
    <style:style style:name="P11" style:family="paragraph" style:parent-style-name="Text_20_body">
      <style:text-properties officeooo:rsid="00397912" officeooo:paragraph-rsid="00397912"/>
    </style:style>
    <style:style style:name="P12" style:family="paragraph" style:parent-style-name="Text_20_body">
      <style:text-properties officeooo:rsid="003e42df" officeooo:paragraph-rsid="003e42df"/>
    </style:style>
    <style:style style:name="P13" style:family="paragraph" style:parent-style-name="Text_20_body">
      <style:text-properties style:text-underline-style="solid" style:text-underline-width="auto" style:text-underline-color="font-color" officeooo:rsid="004797d8" officeooo:paragraph-rsid="004797d8"/>
    </style:style>
    <style:style style:name="P14" style:family="paragraph" style:parent-style-name="Text_20_body">
      <style:text-properties style:text-underline-style="none" officeooo:rsid="003ff56d" officeooo:paragraph-rsid="003ff56d"/>
    </style:style>
    <style:style style:name="P15" style:family="paragraph" style:parent-style-name="Text_20_body">
      <style:text-properties style:text-underline-style="none" officeooo:rsid="0044aa52" officeooo:paragraph-rsid="0044aa52"/>
    </style:style>
    <style:style style:name="P16" style:family="paragraph" style:parent-style-name="Text_20_body">
      <style:text-properties style:text-underline-style="none" officeooo:rsid="00505508" officeooo:paragraph-rsid="00505508"/>
    </style:style>
    <style:style style:name="P17" style:family="paragraph" style:parent-style-name="Text_20_body">
      <style:text-properties style:text-underline-style="none" officeooo:rsid="00517043" officeooo:paragraph-rsid="00517043"/>
    </style:style>
    <style:style style:name="P18" style:family="paragraph" style:parent-style-name="Text_20_body">
      <style:text-properties style:text-underline-style="none" officeooo:rsid="00537f89" officeooo:paragraph-rsid="00537f89"/>
    </style:style>
    <style:style style:name="P19" style:family="paragraph" style:parent-style-name="Title">
      <style:text-properties officeooo:rsid="0006ed36" officeooo:paragraph-rsid="0006ed36"/>
    </style:style>
    <style:style style:name="P20" style:family="paragraph" style:parent-style-name="Text_20_body" style:list-style-name="L1">
      <style:text-properties fo:font-style="normal" officeooo:rsid="0012da24" officeooo:paragraph-rsid="0012da24" style:font-style-asian="normal" style:font-style-complex="normal"/>
    </style:style>
    <style:style style:name="P21" style:family="paragraph" style:parent-style-name="Text_20_body" style:list-style-name="L1">
      <style:text-properties fo:font-style="normal" officeooo:rsid="00143a93" officeooo:paragraph-rsid="00143a93" style:font-style-asian="normal" style:font-style-complex="normal"/>
    </style:style>
    <style:style style:name="P22" style:family="paragraph" style:parent-style-name="Text_20_body" style:list-style-name="L1">
      <style:text-properties fo:font-style="normal" officeooo:rsid="00149000" officeooo:paragraph-rsid="00149000" style:font-style-asian="normal" style:font-style-complex="normal"/>
    </style:style>
    <style:style style:name="P23" style:family="paragraph" style:parent-style-name="Text_20_body" style:list-style-name="L1">
      <style:text-properties fo:font-style="normal" officeooo:rsid="001535a7" officeooo:paragraph-rsid="001535a7" style:font-style-asian="normal" style:font-style-complex="normal"/>
    </style:style>
    <style:style style:name="P24" style:family="paragraph" style:parent-style-name="Text_20_body">
      <style:text-properties fo:font-style="normal" officeooo:rsid="0016c53b" officeooo:paragraph-rsid="0016c53b" style:font-style-asian="normal" style:font-style-complex="normal"/>
    </style:style>
    <style:style style:name="P25" style:family="paragraph" style:parent-style-name="Text_20_body">
      <style:text-properties fo:font-style="normal" officeooo:rsid="0018ebb7" officeooo:paragraph-rsid="0018ebb7" style:font-style-asian="normal" style:font-style-complex="normal"/>
    </style:style>
    <style:style style:name="P26" style:family="paragraph" style:parent-style-name="Text_20_body" style:list-style-name="L2">
      <style:text-properties fo:font-style="normal" officeooo:rsid="001e56f6" officeooo:paragraph-rsid="001e56f6" style:font-style-asian="normal" style:font-style-complex="normal"/>
    </style:style>
    <style:style style:name="P27" style:family="paragraph" style:parent-style-name="Text_20_body" style:list-style-name="L2">
      <style:text-properties fo:font-style="normal" officeooo:rsid="001f2485" officeooo:paragraph-rsid="001f2485" style:font-style-asian="normal" style:font-style-complex="normal"/>
    </style:style>
    <style:style style:name="P28" style:family="paragraph" style:parent-style-name="Text_20_body" style:list-style-name="L2">
      <style:text-properties fo:font-style="normal" officeooo:rsid="002025ef" officeooo:paragraph-rsid="002025ef" style:font-style-asian="normal" style:font-style-complex="normal"/>
    </style:style>
    <style:style style:name="P29" style:family="paragraph" style:parent-style-name="Text_20_body" style:list-style-name="L2">
      <style:text-properties fo:font-style="normal" officeooo:rsid="0020e960" officeooo:paragraph-rsid="0020e960" style:font-style-asian="normal" style:font-style-complex="normal"/>
    </style:style>
    <style:style style:name="P30" style:family="paragraph" style:parent-style-name="Text_20_body" style:list-style-name="L2">
      <style:text-properties fo:font-style="normal" officeooo:rsid="00249ed1" officeooo:paragraph-rsid="00249ed1" style:font-style-asian="normal" style:font-style-complex="normal"/>
    </style:style>
    <style:style style:name="P31" style:family="paragraph" style:parent-style-name="Text_20_body">
      <style:text-properties fo:font-style="normal" officeooo:rsid="002650d7" officeooo:paragraph-rsid="002650d7" style:font-style-asian="normal" style:font-style-complex="normal"/>
    </style:style>
    <style:style style:name="P32" style:family="paragraph" style:parent-style-name="Text_20_body" style:list-style-name="L3">
      <style:text-properties fo:font-style="normal" officeooo:rsid="00282851" officeooo:paragraph-rsid="00282851" style:font-style-asian="normal" style:font-style-complex="normal"/>
    </style:style>
    <style:style style:name="P33" style:family="paragraph" style:parent-style-name="Text_20_body" style:list-style-name="L3">
      <style:text-properties fo:font-style="normal" officeooo:rsid="002b78af" officeooo:paragraph-rsid="002b78af" style:font-style-asian="normal" style:font-style-complex="normal"/>
    </style:style>
    <style:style style:name="P34" style:family="paragraph" style:parent-style-name="Text_20_body" style:list-style-name="L4">
      <style:text-properties fo:font-style="normal" officeooo:rsid="00330a0a" officeooo:paragraph-rsid="00330a0a" style:font-style-asian="normal" style:font-style-complex="normal"/>
    </style:style>
    <style:style style:name="P35" style:family="paragraph" style:parent-style-name="Text_20_body">
      <style:text-properties fo:font-style="normal" style:text-underline-style="solid" style:text-underline-width="auto" style:text-underline-color="font-color" officeooo:rsid="003ff56d" officeooo:paragraph-rsid="003ff56d" style:font-style-asian="normal" style:font-style-complex="normal"/>
    </style:style>
    <style:style style:name="P36" style:family="paragraph" style:parent-style-name="Text_20_body">
      <style:text-properties fo:font-style="normal" style:text-underline-style="solid" style:text-underline-width="auto" style:text-underline-color="font-color" officeooo:rsid="00584c44" officeooo:paragraph-rsid="00584c44" style:font-style-asian="normal" style:font-style-complex="normal"/>
    </style:style>
    <style:style style:name="P37" style:family="paragraph" style:parent-style-name="Text_20_body">
      <style:text-properties fo:font-style="normal" style:text-underline-style="solid" style:text-underline-width="auto" style:text-underline-color="font-color" officeooo:rsid="0017e644" officeooo:paragraph-rsid="0017e644" style:font-style-asian="normal" style:font-style-complex="normal"/>
    </style:style>
    <style:style style:name="P38" style:family="paragraph" style:parent-style-name="Text_20_body">
      <style:text-properties fo:font-style="normal" style:text-underline-style="solid" style:text-underline-width="auto" style:text-underline-color="font-color" officeooo:rsid="00256e17" officeooo:paragraph-rsid="00256e17" style:font-style-asian="normal" style:font-style-complex="normal"/>
    </style:style>
    <style:style style:name="P39" style:family="paragraph" style:parent-style-name="Text_20_body">
      <style:text-properties fo:font-style="normal" style:text-underline-style="solid" style:text-underline-width="auto" style:text-underline-color="font-color" officeooo:rsid="00330a0a" officeooo:paragraph-rsid="00330a0a" style:font-style-asian="normal" style:font-style-complex="normal"/>
    </style:style>
    <style:style style:name="P40" style:family="paragraph" style:parent-style-name="Text_20_body">
      <style:text-properties fo:font-style="normal" style:text-underline-style="solid" style:text-underline-width="auto" style:text-underline-color="font-color" officeooo:rsid="004b515c" officeooo:paragraph-rsid="004b515c" style:font-style-asian="normal" style:font-style-complex="normal"/>
    </style:style>
    <style:style style:name="P41" style:family="paragraph" style:parent-style-name="Text_20_body">
      <style:text-properties fo:font-style="normal" style:text-underline-style="solid" style:text-underline-width="auto" style:text-underline-color="font-color" officeooo:rsid="0052512d" officeooo:paragraph-rsid="0052512d" style:font-style-asian="normal" style:font-style-complex="normal"/>
    </style:style>
    <style:style style:name="P42" style:family="paragraph" style:parent-style-name="Text_20_body" style:list-style-name="L1">
      <style:text-properties officeooo:rsid="0013fc5c" officeooo:paragraph-rsid="0013fc5c"/>
    </style:style>
    <style:style style:name="P43" style:family="paragraph" style:parent-style-name="Text_20_body" style:list-style-name="L2">
      <style:text-properties officeooo:rsid="0021ff8b" officeooo:paragraph-rsid="0021ff8b"/>
    </style:style>
    <style:style style:name="P44" style:family="paragraph" style:parent-style-name="Text_20_body" style:list-style-name="L2">
      <style:text-properties officeooo:rsid="0023aa0b" officeooo:paragraph-rsid="0023aa0b"/>
    </style:style>
    <style:style style:name="P45" style:family="paragraph" style:parent-style-name="Text_20_body" style:list-style-name="L3">
      <style:text-properties officeooo:rsid="0029176a" officeooo:paragraph-rsid="0029176a"/>
    </style:style>
    <style:style style:name="P46" style:family="paragraph" style:parent-style-name="Text_20_body" style:list-style-name="L5">
      <style:text-properties style:text-underline-style="none" officeooo:rsid="00584c44" officeooo:paragraph-rsid="00584c44"/>
    </style:style>
    <style:style style:name="P47" style:family="paragraph" style:parent-style-name="Text_20_body" style:list-style-name="L1">
      <style:text-properties fo:font-style="italic" fo:font-weight="bold" officeooo:rsid="0012da24" officeooo:paragraph-rsid="0012da24" style:font-style-asian="italic" style:font-weight-asian="bold" style:font-style-complex="italic" style:font-weight-complex="bold"/>
    </style:style>
    <style:style style:name="P48" style:family="paragraph" style:parent-style-name="Text_20_body" style:list-style-name="L2">
      <style:text-properties fo:font-style="italic" fo:font-weight="bold" officeooo:rsid="0018ebb7" officeooo:paragraph-rsid="0018ebb7" style:font-style-asian="italic" style:font-weight-asian="bold" style:font-style-complex="italic" style:font-weight-complex="bold"/>
    </style:style>
    <style:style style:name="P49" style:family="paragraph" style:parent-style-name="Text_20_body">
      <style:text-properties style:text-underline-style="solid" style:text-underline-width="auto" style:text-underline-color="font-color" officeooo:rsid="00301a30" officeooo:paragraph-rsid="00301a30"/>
    </style:style>
    <style:style style:name="P50" style:family="paragraph" style:parent-style-name="Text_20_body">
      <style:text-properties style:text-underline-style="solid" style:text-underline-width="auto" style:text-underline-color="font-color" officeooo:rsid="003ca626" officeooo:paragraph-rsid="003ca626"/>
    </style:style>
    <style:style style:name="P51" style:family="paragraph" style:parent-style-name="Text_20_body">
      <style:text-properties officeooo:paragraph-rsid="004c4557"/>
    </style:style>
    <style:style style:name="T1" style:family="text">
      <style:text-properties officeooo:rsid="000ab847"/>
    </style:style>
    <style:style style:name="T2" style:family="text">
      <style:text-properties officeooo:rsid="000b412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f60c4" style:font-style-asian="italic" style:font-style-complex="italic"/>
    </style:style>
    <style:style style:name="T5" style:family="text">
      <style:text-properties fo:font-style="italic" officeooo:rsid="00365a13" style:font-style-asian="italic" style:font-style-complex="italic"/>
    </style:style>
    <style:style style:name="T6" style:family="text">
      <style:text-properties fo:font-style="italic" officeooo:rsid="003826b1" style:font-style-asian="italic" style:font-style-complex="italic"/>
    </style:style>
    <style:style style:name="T7" style:family="text">
      <style:text-properties fo:font-style="italic" officeooo:rsid="003b78b1" style:font-style-asian="italic" style:font-style-complex="italic"/>
    </style:style>
    <style:style style:name="T8" style:family="text">
      <style:text-properties fo:font-style="italic" officeooo:rsid="00342780" style:font-style-asian="italic" style:font-style-complex="italic"/>
    </style:style>
    <style:style style:name="T9" style:family="text">
      <style:text-properties fo:font-style="italic" officeooo:rsid="0042f433" style:font-style-asian="italic" style:font-style-complex="italic"/>
    </style:style>
    <style:style style:name="T10" style:family="text">
      <style:text-properties fo:font-style="italic" officeooo:rsid="0010dc02" style:font-style-asian="italic" style:font-style-complex="italic"/>
    </style:style>
    <style:style style:name="T11" style:family="text">
      <style:text-properties fo:font-style="italic" officeooo:rsid="00143a93" style:font-style-asian="italic" style:font-style-complex="italic"/>
    </style:style>
    <style:style style:name="T12" style:family="text">
      <style:text-properties fo:font-style="italic" officeooo:rsid="003e6f6d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143a93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4278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365a13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826b1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e6f6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42f433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04c4557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officeooo:rsid="004de751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none" officeooo:rsid="004de751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0f60c4" style:font-style-asian="normal" style:font-style-complex="normal"/>
    </style:style>
    <style:style style:name="T27" style:family="text">
      <style:text-properties fo:font-style="normal" officeooo:rsid="00100d7d" style:font-style-asian="normal" style:font-style-complex="normal"/>
    </style:style>
    <style:style style:name="T28" style:family="text">
      <style:text-properties fo:font-style="normal" officeooo:rsid="0010dc02" style:font-style-asian="normal" style:font-style-complex="normal"/>
    </style:style>
    <style:style style:name="T29" style:family="text">
      <style:text-properties fo:font-style="normal" officeooo:rsid="0012049f" style:font-style-asian="normal" style:font-style-complex="normal"/>
    </style:style>
    <style:style style:name="T30" style:family="text">
      <style:text-properties fo:font-style="normal" officeooo:rsid="00143a93" style:font-style-asian="normal" style:font-style-complex="normal"/>
    </style:style>
    <style:style style:name="T31" style:family="text">
      <style:text-properties fo:font-style="normal" officeooo:rsid="001c8be0" style:font-style-asian="normal" style:font-style-complex="normal"/>
    </style:style>
    <style:style style:name="T32" style:family="text">
      <style:text-properties fo:font-style="normal" officeooo:rsid="00224ed8" style:font-style-asian="normal" style:font-style-complex="normal"/>
    </style:style>
    <style:style style:name="T33" style:family="text">
      <style:text-properties fo:font-style="normal" officeooo:rsid="002a12c9" style:font-style-asian="normal" style:font-style-complex="normal"/>
    </style:style>
    <style:style style:name="T34" style:family="text">
      <style:text-properties fo:font-style="normal" officeooo:rsid="002e438c" style:font-style-asian="normal" style:font-style-complex="normal"/>
    </style:style>
    <style:style style:name="T35" style:family="text">
      <style:text-properties fo:font-style="normal" officeooo:rsid="00342780" style:font-style-asian="normal" style:font-style-complex="normal"/>
    </style:style>
    <style:style style:name="T36" style:family="text">
      <style:text-properties fo:font-style="normal" officeooo:rsid="00365a13" style:font-style-asian="normal" style:font-style-complex="normal"/>
    </style:style>
    <style:style style:name="T37" style:family="text">
      <style:text-properties fo:font-style="normal" officeooo:rsid="0037d7d6" style:font-style-asian="normal" style:font-style-complex="normal"/>
    </style:style>
    <style:style style:name="T38" style:family="text">
      <style:text-properties fo:font-style="normal" officeooo:rsid="003826b1" style:font-style-asian="normal" style:font-style-complex="normal"/>
    </style:style>
    <style:style style:name="T39" style:family="text">
      <style:text-properties fo:font-style="normal" officeooo:rsid="003a4b2f" style:font-style-asian="normal" style:font-style-complex="normal"/>
    </style:style>
    <style:style style:name="T40" style:family="text">
      <style:text-properties fo:font-style="normal" officeooo:rsid="003b78b1" style:font-style-asian="normal" style:font-style-complex="normal"/>
    </style:style>
    <style:style style:name="T41" style:family="text">
      <style:text-properties fo:font-style="normal" officeooo:rsid="003df36a" style:font-style-asian="normal" style:font-style-complex="normal"/>
    </style:style>
    <style:style style:name="T42" style:family="text">
      <style:text-properties fo:font-style="normal" officeooo:rsid="003e6f6d" style:font-style-asian="normal" style:font-style-complex="normal"/>
    </style:style>
    <style:style style:name="T43" style:family="text">
      <style:text-properties fo:font-style="normal" officeooo:rsid="0041c1bd" style:font-style-asian="normal" style:font-style-complex="normal"/>
    </style:style>
    <style:style style:name="T44" style:family="text">
      <style:text-properties fo:font-style="normal" officeooo:rsid="0042f433" style:font-style-asian="normal" style:font-style-complex="normal"/>
    </style:style>
    <style:style style:name="T45" style:family="text">
      <style:text-properties fo:font-style="normal" officeooo:rsid="00469eb5" style:font-style-asian="normal" style:font-style-complex="normal"/>
    </style:style>
    <style:style style:name="T46" style:family="text">
      <style:text-properties fo:font-style="normal" officeooo:rsid="004de751" style:font-style-asian="normal" style:font-style-complex="normal"/>
    </style:style>
    <style:style style:name="T47" style:family="text">
      <style:text-properties fo:font-style="normal" officeooo:rsid="004ed1b4" style:font-style-asian="normal" style:font-style-complex="normal"/>
    </style:style>
    <style:style style:name="T48" style:family="text">
      <style:text-properties fo:font-style="normal" officeooo:rsid="00584c44" style:font-style-asian="normal" style:font-style-complex="normal"/>
    </style:style>
    <style:style style:name="T49" style:family="text">
      <style:text-properties fo:font-style="normal" officeooo:rsid="00586e43" style:font-style-asian="normal" style:font-style-complex="normal"/>
    </style:style>
    <style:style style:name="T50" style:family="text">
      <style:text-properties fo:font-style="normal" officeooo:rsid="0058d448" style:font-style-asian="normal" style:font-style-complex="normal"/>
    </style:style>
    <style:style style:name="T51" style:family="text">
      <style:text-properties fo:font-style="normal" officeooo:rsid="005a0f42" style:font-style-asian="normal" style:font-style-complex="normal"/>
    </style:style>
    <style:style style:name="T52" style:family="text">
      <style:text-properties fo:font-style="normal" officeooo:rsid="005b233b" style:font-style-asian="normal" style:font-style-complex="normal"/>
    </style:style>
    <style:style style:name="T53" style:family="text">
      <style:text-properties fo:font-style="normal" officeooo:rsid="005b724b" style:font-style-asian="normal" style:font-style-complex="normal"/>
    </style:style>
    <style:style style:name="T54" style:family="text">
      <style:text-properties fo:font-style="normal" officeooo:rsid="00b412e8" style:font-style-asian="normal" style:font-style-complex="normal"/>
    </style:style>
    <style:style style:name="T5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6" style:family="text">
      <style:text-properties fo:font-style="normal" style:text-underline-style="solid" style:text-underline-width="auto" style:text-underline-color="font-color" officeooo:rsid="0010dc02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officeooo:rsid="00342780" style:font-style-asian="normal" style:font-style-complex="normal"/>
    </style:style>
    <style:style style:name="T58" style:family="text">
      <style:text-properties fo:font-style="normal" style:text-underline-style="solid" style:text-underline-width="auto" style:text-underline-color="font-color" officeooo:rsid="0041c1bd" style:font-style-asian="normal" style:font-style-complex="normal"/>
    </style:style>
    <style:style style:name="T59" style:family="text">
      <style:text-properties fo:font-style="normal" style:text-underline-style="solid" style:text-underline-width="auto" style:text-underline-color="font-color" officeooo:rsid="0042f433" style:font-style-asian="normal" style:font-style-complex="normal"/>
    </style:style>
    <style:style style:name="T60" style:family="text">
      <style:text-properties fo:font-style="normal" style:text-underline-style="solid" style:text-underline-width="auto" style:text-underline-color="font-color" officeooo:rsid="004de751" style:font-style-asian="normal" style:font-style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365a13" style:font-style-asian="normal" style:font-weight-asian="bold" style:font-style-complex="normal" style:font-weight-complex="bold"/>
    </style:style>
    <style:style style:name="T63" style:family="text">
      <style:text-properties fo:font-style="normal" style:text-underline-style="none" officeooo:rsid="00342780" style:font-style-asian="normal" style:font-style-complex="normal"/>
    </style:style>
    <style:style style:name="T64" style:family="text">
      <style:text-properties fo:font-style="normal" style:text-underline-style="none" officeooo:rsid="004c4557" style:font-style-asian="normal" style:font-style-complex="normal"/>
    </style:style>
    <style:style style:name="T65" style:family="text">
      <style:text-properties fo:font-style="normal" style:text-underline-style="none" officeooo:rsid="004de751" style:font-style-asian="normal" style:font-style-complex="normal"/>
    </style:style>
    <style:style style:name="T66" style:family="text">
      <style:text-properties fo:font-style="normal" style:text-underline-style="none" officeooo:rsid="00a6ddbe" style:font-style-asian="normal" style:font-style-complex="normal"/>
    </style:style>
    <style:style style:name="T67" style:family="text">
      <style:text-properties fo:font-style="normal" style:text-underline-style="none" officeooo:rsid="004ed1b4" style:font-style-asian="normal" style:font-style-complex="normal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officeooo:rsid="00723c70"/>
    </style:style>
    <style:style style:name="T71" style:family="text">
      <style:text-properties officeooo:rsid="001c8be0"/>
    </style:style>
    <style:style style:name="T72" style:family="text">
      <style:text-properties officeooo:rsid="00a6dd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oncurrency</text:p>
      <text:p text:style-name="P1">An Introduction</text:p>
      <text:p text:style-name="P2">A group of people grabbing for a peach, how do we handle everything? </text:p>
      <text:p text:style-name="P3">We have multi-threaded application where each thread is kind of like an independent agent running around on the behalf of the program. <text:span text:style-name="T1">These threads access memory, and each of the memroy access is like </text:span><text:span text:style-name="T2">one of those </text:span><text:span text:style-name="T1">peach</text:span><text:span text:style-name="T2">es</text:span><text:span text:style-name="T1">. </text:span></text:p>
      <text:p text:style-name="P4">We introduce an <text:span text:style-name="T68">abstraction</text:span> of a <text:span text:style-name="T68">single running program</text:span>, that of a <text:span text:style-name="T15">thread</text:span><text:span text:style-name="T3">.</text:span><text:span text:style-name="T4"> </text:span><text:span text:style-name="T26">A multi-threaded program has more than one point of execution. </text:span><text:span text:style-name="T27">Each thread is very much like a single process </text:span><text:span text:style-name="T56">except</text:span><text:span text:style-name="T28"> that they </text:span><text:span text:style-name="T10">share</text:span><text:span text:style-name="T28"> the </text:span><text:span text:style-name="T56">same</text:span><text:span text:style-name="T28"> </text:span><text:span text:style-name="T10">address space</text:span><text:span text:style-name="T28"> and thus </text:span><text:span text:style-name="T29">can access the same data. </text:span></text:p>
      <text:p text:style-name="P5"><text:span text:style-name="T29">A </text:span><text:span text:style-name="T15">thread</text:span><text:span text:style-name="T25"> has: </text:span></text:p>
      <text:list xml:id="list2413517713" text:style-name="L1">
        <text:list-item>
          <text:p text:style-name="P47">Program Counter (PC)</text:p>
        </text:list-item>
        <text:list-item>
          <text:p text:style-name="P20">Private <text:span text:style-name="T15">set of registers</text:span> used for computations</text:p>
        </text:list-item>
        <text:list-item>
          <text:p text:style-name="P20"><text:span text:style-name="T15">Context switching</text:span> (switching one thread to another on a single processor machine)</text:p>
          <text:list>
            <text:list-item>
              <text:p text:style-name="P42"><text:span text:style-name="T30">one or more </text:span><text:span text:style-name="T15">Thread Control Block</text:span><text:span text:style-name="T16">s</text:span><text:span text:style-name="T15"> (TCB</text:span><text:span text:style-name="T16">s</text:span><text:span text:style-name="T15">)</text:span><text:span text:style-name="T25"> instead of the process’s PCB. </text:span></text:p>
            </text:list-item>
            <text:list-item>
              <text:p text:style-name="P21">Major difference, we don’t have to change the address space (it remains the same) </text:p>
            </text:list-item>
          </text:list>
        </text:list-item>
        <text:list-item>
          <text:p text:style-name="P22">Different address space depending on single or multi-thread</text:p>
          <text:list>
            <text:list-item>
              <text:p text:style-name="P22">In a <text:span text:style-name="T68">multi-threaded process</text:span>, we have <text:span text:style-name="T15">1 stack per thread</text:span></text:p>
            </text:list-item>
            <text:list-item>
              <text:p text:style-name="P23"><text:span text:style-name="T68">A thread specific stack</text:span> is called <text:span text:style-name="T69">“</text:span><text:span text:style-name="T15">thread-local storage”</text:span></text:p>
            </text:list-item>
          </text:list>
        </text:list-item>
      </text:list>
      <text:p text:style-name="P24">We can no longer grow stack and heap independently but this is ok since stacks generally do not have to be very large (exception for programs using heavy recursion). </text:p>
      <text:p text:style-name="P37">26.1 Why Use Threads?</text:p>
      <text:p text:style-name="P25">There are 2 major reasons: </text:p>
      <text:list xml:id="list1733771810" text:style-name="L2">
        <text:list-item>
          <text:p text:style-name="P48">Parallelism <text:span text:style-name="T71">(Parallelization)</text:span></text:p>
          <text:list>
            <text:list-item>
              <text:p text:style-name="P26">Transform single-threaded programs to multi-threaded.</text:p>
            </text:list-item>
            <text:list-item>
              <text:p text:style-name="P26">Performing work on multiple CPUs</text:p>
            </text:list-item>
            <text:list-item>
              <text:p text:style-name="P26">Typical is using 1 thread / CPU making programs faster on modern HW</text:p>
            </text:list-item>
          </text:list>
        </text:list-item>
        <text:list-item>
          <text:p text:style-name="P48">Avoid blocking program progress due to slow I/O</text:p>
          <text:list>
            <text:list-item>
              <text:p text:style-name="P27">Could be waiting on sending or receiving a message, disk I/O to complete or for a page fault to finnish.</text:p>
            </text:list-item>
            <text:list-item>
              <text:p text:style-name="P28">Instead of waiting for this operation we may uitilize other I/O operations or computations.</text:p>
            </text:list-item>
            <text:list-item>
              <text:p text:style-name="P29">Using multiple threads is a natural way to avoid getting stuck. Scheduler can change to other threads while one thread is waiting.</text:p>
            </text:list-item>
            <text:list-item>
              <text:p text:style-name="P43"><text:soft-page-break/><text:span text:style-name="T25">Threading enables overlap of I/O with other activities within a single </text:span><text:span text:style-name="T32">program.</text:span></text:p>
            </text:list-item>
            <text:list-item>
              <text:p text:style-name="P44"><text:span text:style-name="T32">M</text:span><text:span text:style-name="T25">ost server-based applications (web-servers, databse management systems etc) make use of threads</text:span></text:p>
            </text:list-item>
            <text:list-item>
              <text:p text:style-name="P30">Threads make it easier to share data but processes are a more sound chooice for logically separated tasks with little required sharing of data structures in memory. </text:p>
            </text:list-item>
          </text:list>
        </text:list-item>
      </text:list>
      <text:p text:style-name="P38">26.2 An Example: Thread Creation</text:p>
      <text:p text:style-name="P31">A thread can be created with the system call pthread_create(&amp;p1, NULL, mythread, “A”);</text:p>
      <text:list xml:id="list1630425731" text:style-name="L3">
        <text:list-item>
          <text:p text:style-name="P32">It starts a new thread in the calling process. </text:p>
        </text:list-item>
        <text:list-item>
          <text:p text:style-name="P45"><text:span text:style-name="T25">The system call is accessed through </text:span><text:span text:style-name="T33">#include</text:span><text:span text:style-name="T25"> &lt;pthread.h&gt;</text:span></text:p>
        </text:list-item>
        <text:list-item>
          <text:p text:style-name="P33">Returns 0 at success, error number on fail (undefined object)</text:p>
        </text:list-item>
      </text:list>
      <text:p text:style-name="P6"><text:span text:style-name="T25">Threads make operating systems hard and complex. </text:span><text:span text:style-name="T34">What will run when can be hard to determine. </text:span></text:p>
      <text:p text:style-name="P49"><text:span text:style-name="T34">2</text:span><text:span text:style-name="T25">6.3 Why It Gets Worse: Shared Data</text:span></text:p>
      <text:p text:style-name="P7"><text:span text:style-name="T25">Example: Threads updating a global </text:span><text:span text:style-name="T15">shared</text:span><text:span text:style-name="T25"> variable.</text:span></text:p>
      <text:list xml:id="list3019025567" text:style-name="L4">
        <text:list-item>
          <text:p text:style-name="P34">Might work as expected</text:p>
        </text:list-item>
        <text:list-item>
          <text:p text:style-name="P34">Yields different results</text:p>
        </text:list-item>
      </text:list>
      <text:p text:style-name="P39">26.4 The Heart Of The Problem: Uncontrolled Scheduling</text:p>
      <text:p text:style-name="P8"><text:span text:style-name="T25">We will nest increments and some increments will be missed due to the nature of the assembly language performing operations simultanously using wrong values in the registers. </text:span><text:span text:style-name="T35">Each </text:span><text:span text:style-name="T17">thread</text:span><text:span text:style-name="T35"> has </text:span><text:span text:style-name="T57">private registers</text:span><text:span text:style-name="T35"> that are </text:span><text:span text:style-name="T17">virtualized</text:span><text:span text:style-name="T35"> and the</text:span><text:span text:style-name="T63"> </text:span><text:span text:style-name="T57">context switch</text:span><text:span text:style-name="T35"> saves and restores them. </text:span></text:p>
      <text:p text:style-name="P9"><text:span text:style-name="T35">F</text:span><text:span text:style-name="T25">igure 26.7 demonstrates a </text:span><text:span text:style-name="T15">race condition</text:span><text:span text:style-name="T25">, a </text:span><text:span text:style-name="T15">data race</text:span><text:span text:style-name="T25"> (the result depend on the timing execution of the code). </text:span><text:span text:style-name="T36">Thus, we get a </text:span><text:span text:style-name="T18">indeterministic</text:span><text:span text:style-name="T62"> result</text:span><text:span text:style-name="T36">. </text:span></text:p>
      <text:p text:style-name="P10"><text:span text:style-name="T36">W</text:span><text:span text:style-name="T25">hen multiple threads is executing code with race condition we get a code called </text:span><text:span text:style-name="T15">critical section</text:span><text:span text:style-name="T25">. </text:span><text:span text:style-name="T37">A critical section is code which access a shared variable and must not be concurrently executed by more than one thread. </text:span><text:span text:style-name="T38">What we want for this code is a first example of </text:span><text:span text:style-name="T19">mutual exclusion (mutex)</text:span><text:span text:style-name="T38">. </text:span></text:p>
      <text:p text:style-name="P11"><text:span text:style-name="T19">M</text:span><text:span text:style-name="T15">utex</text:span><text:span text:style-name="T25"> is a </text:span><text:span text:style-name="T3">property</text:span><text:span text:style-name="T25"> that </text:span><text:span text:style-name="T55">guarantees</text:span><text:span text:style-name="T25"> that if one thread if executing within the </text:span><text:span text:style-name="T15">critical section</text:span><text:span text:style-name="T25">, the others will be </text:span><text:span text:style-name="T55">prevented</text:span><text:span text:style-name="T25"> </text:span><text:span text:style-name="T39">from doing so. </text:span><text:span text:style-name="T40">All these terms were coined by </text:span><text:span text:style-name="T7">Edsger Dijkstra</text:span><text:span text:style-name="T40">. </text:span></text:p>
      <text:p text:style-name="P50"><text:span text:style-name="T40">2</text:span><text:span text:style-name="T25">6.5 The Wish For Atom</text:span><text:span text:style-name="T41">i</text:span><text:span text:style-name="T25">city</text:span></text:p>
      <text:p text:style-name="P12"><text:span text:style-name="T15">Atomically</text:span><text:span text:style-name="T25"> means “as a unit” which we take as “all or none”. However we don’t provide any atomic updates. Instead, we build a general set <text:s/>of what we call </text:span><text:span text:style-name="T15">synchronization primitives</text:span><text:span text:style-name="T25">. By using hardware synchronization primitives, in combination with some </text:span><text:span text:style-name="T15">help from the OS</text:span><text:span text:style-name="T25">, we will be able to build multi-threaded code that accesses critical sections in a </text:span><text:span text:style-name="T20">synchronized</text:span><text:span text:style-name="T42"> and </text:span><text:span text:style-name="T15">controlled</text:span><text:span text:style-name="T25"> manner. </text:span></text:p>
      <text:p text:style-name="P35">Tip: Use Atomic Operations</text:p>
      <text:p text:style-name="P14"><text:span text:style-name="T25">Atomic operations are one of the most powerful underlying techniques in building computer systems.</text:span><text:span text:style-name="T43">The idea behind making a series of actions atomic is simply expressed by the phrase </text:span><text:span text:style-name="T58">“all or </text:span><text:soft-page-break/><text:span text:style-name="T58">nothing”</text:span><text:span text:style-name="T43">. </text:span><text:span text:style-name="T44">There should be no in-between state visible. Sometimes, the grouping of </text:span><text:span text:style-name="T59">many actions into a single atomic action</text:span><text:span text:style-name="T44"> is called </text:span><text:span text:style-name="T21">transaction</text:span><text:span text:style-name="T44">.</text:span></text:p>
      <text:p text:style-name="P15"><text:span text:style-name="T44">T</text:span><text:span text:style-name="T25">o explore </text:span><text:span text:style-name="T15">concurrency</text:span><text:span text:style-name="T25">, we will use </text:span><text:span text:style-name="T15">synchronizaiton primitives</text:span><text:span text:style-name="T25"> to turn short sequences of instructions into atmic blocks of execution </text:span><text:span text:style-name="T45">but the idea of atomicity is bigger than this as we will see. </text:span></text:p>
      <text:p text:style-name="P13"><text:span text:style-name="T45">T</text:span><text:span text:style-name="T25">he Crux: How To Provide Support For Synchronization?</text:span></text:p>
      <text:p text:style-name="P40">26.6 One More Problem: Waiting For Another</text:p>
      <text:p text:style-name="P51"><text:span text:style-name="T64">A common interaction arises when where one </text:span><text:span text:style-name="T22">thread</text:span><text:span text:style-name="T64"> must </text:span><text:span text:style-name="T22">wait</text:span><text:span text:style-name="T64"> for another to complete some action before it </text:span><text:span text:style-name="T22">continues</text:span><text:span text:style-name="T64">. </text:span><text:span text:style-name="T65">An </text:span><text:span text:style-name="T60">example</text:span><text:span text:style-name="T65"> of this is when a </text:span><text:span text:style-name="T66">process</text:span><text:span text:style-name="T65"> performs a </text:span><text:span text:style-name="T23">disk I/O</text:span><text:span text:style-name="T65"> and is put to sleep; </text:span><text:span text:style-name="T67">when the I/O completes the process needs to be roused from its slumber so it can continue. </text:span></text:p>
      <text:p text:style-name="P16"><text:span text:style-name="T47">S</text:span><text:span text:style-name="T25">o, we will build support for s</text:span><text:span text:style-name="T15">ynchronization primitives</text:span><text:span text:style-name="T25"> to support both </text:span><text:span text:style-name="T15">atomicity</text:span><text:span text:style-name="T25"> and this type of </text:span><text:span text:style-name="T15">sleeping/waking </text:span><text:span text:style-name="T25">interaction common in </text:span><text:span text:style-name="T55">multi-threaded programs</text:span><text:span text:style-name="T25">. </text:span></text:p>
      <text:p text:style-name="P17"><text:span text:style-name="T25">This will make sense after reading the chapter about </text:span><text:span text:style-name="T15">condition variables</text:span><text:span text:style-name="T25">.</text:span></text:p>
      <text:p text:style-name="P41">26.7 Summary: Why in OS class?</text:p>
      <text:p text:style-name="P18"><text:span text:style-name="T25">Involving multi-threading introduced many </text:span><text:span text:style-name="T15">problems</text:span><text:span text:style-name="T25"> in how OS updates internal structures (</text:span><text:span text:style-name="T15">page tables, process lists, file system structures and virtually every kernel data structure</text:span><text:span text:style-name="T25">). </text:span><text:span text:style-name="T48">These are carefully accessed with proper synchronization primitives. </text:span></text:p>
      <text:p text:style-name="P36">Aside: Key Concurrency Terms</text:p>
      <text:list xml:id="list3408379800" text:style-name="L5">
        <text:list-item>
          <text:p text:style-name="P46"><text:span text:style-name="T13">Critical Section:</text:span><text:span text:style-name="T25"> </text:span><text:span text:style-name="T49">a piece of code that accesses a shared resource, ususally a variable or data structure. </text:span></text:p>
        </text:list-item>
        <text:list-item>
          <text:p text:style-name="P46"><text:span text:style-name="T13">Race Condition:</text:span><text:span text:style-name="T25"> </text:span><text:span text:style-name="T50">also called data race. Arises if multiple threads of execution enter the critical section at roughly the same time; both attempt to update the shared data structure, leading to a surprising (and perphaps undesirable) outcome. </text:span></text:p>
        </text:list-item>
        <text:list-item>
          <text:p text:style-name="P46"><text:span text:style-name="T14">Indeterminate:</text:span><text:span text:style-name="T25"> </text:span><text:span text:style-name="T51">a indeterminate program consists of one or more race conditions; the </text:span><text:span text:style-name="T54">o</text:span><text:span text:style-name="T51">utput of the program varies from run to run, depending on which threads ran when. The outcome is thus not deterministic, something we usually expect from computer systems. </text:span></text:p>
        </text:list-item>
        <text:list-item>
          <text:p text:style-name="P46"><text:span text:style-name="T14">Mutual Exclusion:</text:span><text:span text:style-name="T25"> </text:span><text:span text:style-name="T53">A primitive u</text:span><text:span text:style-name="T52">sed by threads to avoid the above stated problems. </text:span><text:span text:style-name="T53">Doing so guarantees that only a single thread ever enters a critical section, thus avoiding races, and resulting in deterministic program outputs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21:04:19.446695643</meta:creation-date>
    <dc:date>2021-01-07T18:20:16.483548308</dc:date>
    <meta:editing-duration>PT21H41M8S</meta:editing-duration>
    <meta:editing-cycles>144</meta:editing-cycles>
    <meta:generator>LibreOffice/6.4.6.2$Linux_X86_64 LibreOffice_project/40$Build-2</meta:generator>
    <meta:document-statistic meta:table-count="0" meta:image-count="0" meta:object-count="0" meta:page-count="3" meta:paragraph-count="60" meta:word-count="1052" meta:character-count="6416" meta:non-whitespace-character-count="5427"/>
  </office:meta>
</office:document-meta>
</file>